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paragraph-rsid="0015068d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22222" loext:opacity="100%" fo:font-size="14pt" fo:letter-spacing="normal" fo:font-style="normal" fo:font-weight="normal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loext:opacity="100%" fo:font-size="14pt" fo:letter-spacing="normal" fo:font-style="normal" fo:font-weight="normal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22222" loext:opacity="100%" fo:font-size="14pt" fo:letter-spacing="normal" fo:font-style="normal" fo:font-weight="normal" officeooo:rsid="0016f0d6" officeooo:paragraph-rsid="0016f0d6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loext:opacity="100%" fo:font-size="14pt" fo:letter-spacing="normal" fo:font-style="normal" fo:font-weight="normal" officeooo:rsid="001717df" officeooo:paragraph-rsid="001717df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loext:opacity="100%" fo:font-size="14pt" fo:letter-spacing="normal" fo:font-style="normal" fo:font-weight="normal" officeooo:rsid="001c3327" officeooo:paragraph-rsid="001c3327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loext:opacity="100%" fo:font-size="14pt" fo:letter-spacing="normal" fo:font-style="normal" fo:font-weight="normal" officeooo:rsid="001c3327" officeooo:paragraph-rsid="001c3327" style:font-size-asian="14pt" style:font-size-complex="14pt"/>
    </style:style>
    <style:style style:name="T1" style:family="text">
      <style:text-properties officeooo:rsid="0018f418"/>
    </style:style>
    <style:style style:name="T2" style:family="text">
      <style:text-properties officeooo:rsid="001919d0"/>
    </style:style>
    <style:style style:name="T3" style:family="text">
      <style:text-properties officeooo:rsid="001c3327"/>
    </style:style>
    <style:style style:name="T4" style:family="text">
      <style:text-properties officeooo:rsid="001d329d"/>
    </style:style>
    <style:style style:name="T5" style:family="text">
      <style:text-properties officeooo:rsid="00225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Yannick <text:span text:style-name="T2">E.</text:span> AGUENOU</text:p>
      <text:p text:style-name="P6">4 RUE PIERRETTE LOUIN</text:p>
      <text:p text:style-name="P8">Bâtiment E, Appartement 219</text:p>
      <text:p text:style-name="P6">31200 TOULOUSE</text:p>
      <text:p text:style-name="P6"/>
      <text:p text:style-name="P6">TOULOUSE, <text:span text:style-name="T4">1</text:span><text:span text:style-name="T5">5</text:span> Janvier 2023</text:p>
      <text:p text:style-name="P6"/>
      <text:p text:style-name="P6">Objet : Candidature au poste <text:span text:style-name="T1">d</text:span><text:span text:style-name="T4">e stagiaire développeur web</text:span></text:p>
      <text:p text:style-name="P6"/>
      <text:p text:style-name="P4">Madame, <text:span text:style-name="T3">M</text:span>onsieur,</text:p>
      <text:p text:style-name="P3"/>
      <text:p text:style-name="P7">Je <text:span text:style-name="T3">me permets</text:span> <text:span text:style-name="T3">de vous </text:span>solliciter <text:span text:style-name="T3">pour</text:span> un <text:span text:style-name="T4">stage au poste de développeur web au sein de votre entreprise Bleu122</text:span>.</text:p>
      <text:p text:style-name="P5">Admis actuellement en Mastère 1 de Développement Web à YNOV Campus Toulouse, je suis titulaire d’une licence en Génie Informatique et d’une licence Spéciale des classes préparatoires obtenues récemment en 2019 et 2020 au Bénin. </text:p>
      <text:p text:style-name="P5"/>
      <text:p text:style-name="P5">Durant mon parcours, j'ai eu l’opportunité d’effectuer <text:span text:style-name="T4">trois</text:span> stages qui m'ont permis de développer plusieurs compétences techniques dont le développement des applications web. </text:p>
      <text:p text:style-name="P5">Fort de ces expériences, j’ai pu développer un fort esprit d’équipe, <text:span text:style-name="T3">qualité qui me paraît essentiel à l’exercice de cette fonction dans votre organisation</text:span>. Et pour finir, je me décrirai comme étant une personne rigoureuse, honnête et attenti<text:span text:style-name="T3">ve</text:span>.</text:p>
      <text:p text:style-name="P5"/>
      <text:p text:style-name="P9">Dans l’espoir que ma candidature retienne votre attention, je vous prie de croire, Madame, Monsieur, en l'expression de ma sincère considération.</text:p>
      <text:p text:style-name="P1"/>
      <text:p text:style-name="P1"/>
      <text:p text:style-name="P1">Yannick AGUENOU</text:p>
      <text:p text:style-name="P1"/>
      <text:p text:style-name="P1"/>
      <text:p text:style-name="P1"/>
      <text:p text:style-name="P1"/>
      <text:p text:style-name="P2">Pièce jointe: C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6:24:45.148698233</meta:creation-date>
    <dc:date>2023-01-24T00:54:58.165885935</dc:date>
    <meta:editing-duration>PT5H32M3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70" meta:character-count="1115" meta:non-whitespace-character-count="957"/>
  </office:meta>
</office:document-meta>
</file>